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="Line_20_Arrow" draw:marker-start-width="0.203cm" draw:marker-end="" draw:marker-end-width="0.254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="Circle" draw:marker-start-width="0.254cm" draw:marker-end="" draw:marker-end-width="0.254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draw:marker-start="Line_20_Arrow" draw:marker-start-width="0.127cm" draw:marker-end="" draw:marker-end-width="0.254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dash" draw:stroke-dash="Ultrafine_20_Dashed"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4.743cm" svg:height="2.602cm" svg:x="1.867cm" svg:y="1.866cm">
          <text:p text:style-name="P2"/>
          <draw:enhanced-geometry svg:viewBox="0 0 21600 21600" draw:glue-points="?f6 0 10800 ?f8 ?f11 10800 ?f9 21600 10800 ?f10 ?f5 10800" draw:text-areas="?f3 ?f3 ?f4 ?f4" draw:type="parallelogram" draw:modifiers="3773.8636363636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3.045cm" svg:height="1.53cm" svg:x="2.724cm" svg:y="2.372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2" draw:text-style-name="P1" draw:layer="layout" svg:x1="4.254cm" svg:y1="1.423cm" svg:x2="4.238cm" svg:y2="3.136cm">
          <text:p text:style-name="P2"/>
        </draw:line>
        <draw:line draw:style-name="gr3" draw:text-style-name="P1" draw:layer="layout" svg:x1="5.616cm" svg:y1="3.611cm" svg:x2="4.238cm" svg:y2="3.137cm">
          <text:p text:style-name="P2"/>
        </draw:line>
        <draw:line draw:style-name="gr4" draw:text-style-name="P1" draw:layer="layout" svg:x1="6.166cm" svg:y1="3.014cm" svg:x2="5.523cm" svg:y2="3.567cm">
          <text:p text:style-name="P2"/>
        </draw:line>
        <draw:frame draw:style-name="gr5" draw:text-style-name="P3" draw:layer="layout" svg:width="0.739cm" svg:height="0.725cm" svg:x="4.09cm" svg:y="1.15cm">
          <draw:text-box>
            <text:p text:style-name="P2"><text:span text:style-name="T1">L</text:span></text:p>
          </draw:text-box>
        </draw:frame>
        <draw:frame draw:style-name="gr5" draw:text-style-name="P3" draw:layer="layout" svg:width="0.642cm" svg:height="0.725cm" svg:x="4.591cm" svg:y="2.751cm">
          <draw:text-box>
            <text:p text:style-name="P2"><text:span text:style-name="T1">r</text:span></text:p>
          </draw:text-box>
        </draw:frame>
        <draw:frame draw:style-name="gr5" draw:text-style-name="P3" draw:layer="layout" svg:width="0.853cm" svg:height="0.725cm" svg:x="5.191cm" svg:y="3.452cm">
          <draw:text-box>
            <text:p text:style-name="P2"><text:span text:style-name="T1">m</text:span></text:p>
          </draw:text-box>
        </draw:frame>
        <draw:frame draw:style-name="gr5" draw:text-style-name="P3" draw:layer="layout" svg:width="0.714cm" svg:height="0.725cm" svg:x="5.692cm" svg:y="2.453cm">
          <draw:text-box>
            <text:p text:style-name="P2"><text:span text:style-name="T1">v</text:span></text:p>
          </draw:text-box>
        </draw:frame>
        <draw:line draw:style-name="gr6" draw:text-style-name="P1" draw:layer="layout" svg:x1="4.269cm" svg:y1="3.136cm" svg:x2="4.269cm" svg:y2="4.651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initial-creator>Jussi Eloranta</meta:initial-creator>
    <meta:creation-date>2007-12-24T03:13:18</meta:creation-date>
    <dc:creator>Jussi Eloranta</dc:creator>
    <dc:date>2007-12-24T03:22:33</dc:date>
    <meta:editing-cycles>10</meta:editing-cycles>
    <meta:editing-duration>PT9M16S</meta:editing-duration>
    <meta:user-defined meta:name="Info 1"/>
    <meta:user-defined meta:name="Info 2"/>
    <meta:user-defined meta:name="Info 3"/>
    <meta:user-defined meta:name="Info 4"/>
    <meta:document-statistic meta:object-count="10"/>
  </office:meta>
</office:document-meta>
</file>